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ukti Narrow" svg:font-family="'Mukti Narrow'" style:font-pitch="variable"/>
    <style:font-face style:name="Padauk Book" svg:font-family="'Padauk Book'" style:font-pitch="variable"/>
    <style:font-face style:name="Purisa" svg:font-family="Purisa" style:font-pitch="variable"/>
    <style:font-face style:name="Suruma" svg:font-family="Suru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Mukti Narrow" fo:font-size="12pt" officeooo:rsid="0019f3e3" officeooo:paragraph-rsid="0019f3e3" style:font-size-asian="12pt" style:font-size-complex="12pt"/>
    </style:style>
    <style:style style:name="P2" style:family="paragraph" style:parent-style-name="Preformatted_20_Text" style:list-style-name="L2">
      <style:paragraph-properties fo:text-align="start" style:justify-single-word="false"/>
      <style:text-properties style:font-name="Mukti Narrow" fo:font-size="12pt" officeooo:rsid="0019f3e3" officeooo:paragraph-rsid="0019f3e3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Mukti Narrow" fo:font-size="12pt" fo:font-style="normal" fo:font-weight="bold" officeooo:rsid="0019f3e3" officeooo:paragraph-rsid="0019f3e3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pendencias instaladas en el proyecto PADEBAC</text:p>
      <text:p text:style-name="P1"/>
      <text:list xml:id="list764946872" text:style-name="L2">
        <text:list-item>
          <text:p text:style-name="P2">react.</text:p>
        </text:list-item>
        <text:list-item>
          <text:p text:style-name="P2">react-router-dom.</text:p>
        </text:list-item>
        <text:list-item>
          <text:p text:style-name="P2">reactstrap.</text:p>
        </text:list-item>
        <text:list-item>
          <text:p text:style-name="P2">npm modules (npm install).</text:p>
        </text:list-item>
        <text:list-item>
          <text:p text:style-name="P2">react-pdf.</text:p>
        </text:list-item>
        <text:list-item>
          <text:p text:style-name="P2">styled-components (a instalarse pronto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ukti Narrow" svg:font-family="'Mukti Narrow'" style:font-pitch="variable"/>
    <style:font-face style:name="Padauk Book" svg:font-family="'Padauk Book'" style:font-pitch="variable"/>
    <style:font-face style:name="Purisa" svg:font-family="Purisa" style:font-pitch="variable"/>
    <style:font-face style:name="Suruma" svg:font-family="Surum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20:54:28.288495543</dc:date>
    <meta:editing-duration>PT4M29S</meta:editing-duration>
    <meta:editing-cycles>1</meta:editing-cycles>
    <meta:document-statistic meta:table-count="0" meta:image-count="0" meta:object-count="0" meta:page-count="1" meta:paragraph-count="7" meta:word-count="24" meta:character-count="162" meta:non-whitespace-character-count="151"/>
    <meta:generator>LibreOffice/6.1.5.2$Linux_X86_64 LibreOffice_project/10$Build-2</meta:generator>
  </office:meta>
</office:document-meta>
</file>